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1862in"/>
    </style:style>
    <style:style style:name="co2" style:family="table-column">
      <style:table-column-properties fo:break-before="auto" style:column-width="4.5283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3854in"/>
    </style:style>
    <style:style style:name="co19" style:family="table-column">
      <style:table-column-properties fo:break-before="auto" style:column-width="1.4728in"/>
    </style:style>
    <style:style style:name="co20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Remin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nder" table:style-name="ta1" table:print-ranges="Reminder.A2:Reminder.AE4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2" table:default-cell-style-name="ce3"/>
        <table:table-column table:style-name="co12" table:default-cell-style-name="ce3"/>
        <table:table-column table:style-name="co13" table:default-cell-style-name="ce20"/>
        <table:table-column table:style-name="co14" table:default-cell-style-name="ce3"/>
        <table:table-column table:style-name="co15" table:default-cell-style-name="ce34"/>
        <table:table-column table:style-name="co16" table:number-columns-repeated="2" table:default-cell-style-name="ce3"/>
        <table:table-column table:style-name="co16" table:default-cell-style-name="ce42"/>
        <table:table-column table:style-name="co17" table:number-columns-repeated="2" table:default-cell-style-name="ce3"/>
        <table:table-column table:style-name="co18" table:default-cell-style-name="ce3"/>
        <table:table-column table:style-name="co17" table:number-columns-repeated="8" table:default-cell-style-name="ce3"/>
        <table:table-column table:style-name="co19" table:default-cell-style-name="ce3"/>
        <table:table-column table:style-name="co20" table:number-columns-repeated="206" table:default-cell-style-name="ce3"/>
        <table:table-column table:style-name="co20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4.1197in" svg:height="1.9382in" svg:x="3.9583in" svg:y="0.1303in" draw:caption-point-x="-3.9583in" draw:caption-point-y="-0.1303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9382in" svg:x="7.8484in" svg:y="0.1303in" draw:caption-point-x="-7.8484in" draw:caption-point-y="-0.1303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685in" svg:height="1.9382in" svg:x="9.6319in" svg:y="0.1303in" draw:caption-point-x="-9.6319in" draw:caption-point-y="-0.1303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772in" svg:height="1.9382in" svg:x="10.4358in" svg:y="0.1303in" draw:caption-point-x="-10.4358in" draw:caption-point-y="-0.1303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44in" svg:height="0.8996in" svg:x="12.0988in" svg:y="0.0291in" draw:caption-point-x="-12.0988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32in" svg:height="2.0394in" svg:x="13.4583in" svg:y="0.0291in" draw:caption-point-x="-13.4583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24in" svg:height="2.0394in" svg:x="14.9803in" svg:y="0.0291in" draw:caption-point-x="-14.9803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1in" svg:height="1.374in" svg:x="16.7622in" svg:y="0.0291in" draw:caption-point-x="-16.7622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6in" svg:height="1.9382in" svg:x="18.3055in" svg:y="0.1303in" draw:caption-point-x="-18.3055in" draw:caption-point-y="-0.1303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57in" svg:height="1.9382in" svg:x="22.9803in" svg:y="0.1303in" draw:caption-point-x="-22.9803in" draw:caption-point-y="-0.1303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657in" svg:height="1.9382in" svg:x="25.2098in" svg:y="0.1303in" draw:caption-point-x="-25.2098in" draw:caption-point-y="-0.1303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36in" svg:height="1.9382in" svg:x="26.611in" svg:y="0.1303in" draw:caption-point-x="-26.611in" draw:caption-point-y="-0.1303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68in" svg:height="1.9382in" svg:x="27.4701in" svg:y="0.1303in" draw:caption-point-x="-27.4701in" draw:caption-point-y="-0.1303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26.2583in" svg:height="1.9382in" svg:x="29.7339in" svg:y="0.1303in" draw:caption-point-x="-29.7339in" draw:caption-point-y="-0.1303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2.6398in" svg:height="1.9382in" svg:x="34.9602in" svg:y="0.1303in" draw:caption-point-x="-34.9602in" draw:caption-point-y="-0.1303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5" office:value-type="string">
            <text:p>Examples</text:p>
          </table:table-cell>
          <table:table-cell table:style-name="ce35" office:value-type="string">
            <text:p>UN/TDED Code</text:p>
          </table:table-cell>
          <table:table-cell table:style-name="ce39" office:value-type="string">
            <text:p>Current Version</text:p>
          </table:table-cell>
          <table:table-cell table:style-name="ce46" office:value-type="string">
            <office:annotation draw:style-name="gr1" draw:text-style-name="P1" svg:width="9.9697in" svg:height="2.4866in" svg:x="55.9902in" svg:y="0.0291in" draw:caption-point-x="-55.9902in" draw:caption-point-y="-0.02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9.1323in" svg:height="2.4866in" svg:x="56.8378in" svg:y="0.0291in" draw:caption-point-x="-56.8378in" draw:caption-point-y="-0.02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50" office:value-type="string">
            <text:p>Context: Business Process</text:p>
          </table:table-cell>
          <table:table-cell table:style-name="ce50" office:value-type="string">
            <text:p>Context: Region (Geopolitical)</text:p>
          </table:table-cell>
          <table:table-cell table:style-name="ce50" office:value-type="string">
            <text:p>Context: Official Constraints</text:p>
          </table:table-cell>
          <table:table-cell table:style-name="ce50" office:value-type="string">
            <text:p>Context: Product</text:p>
          </table:table-cell>
          <table:table-cell table:style-name="ce50" office:value-type="string">
            <text:p>Context: Industry</text:p>
          </table:table-cell>
          <table:table-cell table:style-name="ce50" office:value-type="string">
            <text:p>Context: Role</text:p>
          </table:table-cell>
          <table:table-cell table:style-name="ce50" office:value-type="string">
            <text:p>Context: Supporting Role</text:p>
          </table:table-cell>
          <table:table-cell table:style-name="ce50" office:value-type="string">
            <text:p>Context: System Constraint</text:p>
          </table:table-cell>
          <table:table-cell table:style-name="ce50" office:value-type="string">
            <text:p>Editor's Notes</text:p>
          </table:table-cell>
          <table:table-cell table:style-name="ce50" office:value-type="string">
            <text:p>Change from Previous Version</text:p>
          </table:table-cell>
          <table:table-cell table:style-name="ce4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nder">
              <text:p>Reminder</text:p>
            </table:table-cell>
            <table:table-cell table:style-name="ce2" office:value-type="string">
              <text:p>Reminder. Details</text:p>
            </table:table-cell>
            <table:table-cell table:style-name="ce2"/>
            <table:table-cell table:style-name="ce2" office:value-type="string">
              <text:p>Reminder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6" office:value-type="string">
              <text:p>The document used to remind the customer of payments overdue.</text:p>
            </table:table-cell>
            <table:table-cell table:style-name="ce26" table:number-columns-repeated="2"/>
            <table:table-cell table:style-name="ce40" office:value-type="string">
              <text:p>2.0</text:p>
            </table:table-cell>
            <table:table-cell table:style-name="ce47"/>
            <table:table-cell table:style-name="ce18"/>
            <table:table-cell table:style-name="ce26" office:value-type="string">
              <text:p>Procurement</text:p>
            </table:table-cell>
            <table:table-cell table:style-name="ce2" table:number-columns-repeated="9"/>
            <table:table-cell table:style-name="ce52" table:number-columns-repeated="113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minder. UBL Version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19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4"/>
          <table:table-cell table:style-name="ce41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1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Reminder. Customization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7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4"/>
          <table:table-cell table:style-name="ce41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1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minder. Profile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8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4"/>
          <table:table-cell table:style-name="ce41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1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minder. Identifier</text:p>
          </table:table-cell>
          <table:table-cell/>
          <table:table-cell table:style-name="ce7" office:value-type="string">
            <text:p>Remin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Reminder assigned by the Creditor.</text:p>
          </table:table-cell>
          <table:table-cell/>
          <table:table-cell office:value-type="float" office:value="1334">
            <text:p>1334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minder. Copy_ Indicator. Indicator</text:p>
          </table:table-cell>
          <table:table-cell/>
          <table:table-cell table:style-name="ce7" office:value-type="string">
            <text:p>Remin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whether a document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ade qualifer in property term possesive noun + made mandatory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Reminder. UUID. Identifier</text:p>
          </table:table-cell>
          <table:table-cell/>
          <table:table-cell table:style-name="ce7" office:value-type="string">
            <text:p>Reminder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ade qualifer in property term possesive noun and changed from GUID to UUID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minder. Issue Date. Date</text:p>
          </table:table-cell>
          <table:table-cell/>
          <table:table-cell table:style-name="ce7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Split Date Time into Date and Time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minder. Issue Time. Time</text:p>
          </table:table-cell>
          <table:table-cell/>
          <table:table-cell table:style-name="ce7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Creditor on which the Reminder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Split Date Time into Date and Time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minderTypeCode">
            <text:p>ReminderTypeCode</text:p>
          </table:table-cell>
          <table:table-cell table:style-name="ce7" office:value-type="string">
            <text:p>Reminder. Reminder Type Code. Code</text:p>
          </table:table-cell>
          <table:table-cell/>
          <table:table-cell table:style-name="ce7" office:value-type="string">
            <text:p>Reminder</text:p>
          </table:table-cell>
          <table:table-cell/>
          <table:table-cell table:style-name="ce7" office:value-type="string">
            <text:p>Reminder Type</text:p>
          </table:table-cell>
          <table:table-cell table:style-name="ce7" office:value-type="string">
            <text:p>Code</text:p>
          </table:table-cell>
          <table:table-cell table:formula="oooc:=IF([.F11]&lt;&gt;&quot;&quot;;CONCATENATE([.F11];&quot; &quot;;[.G11]);[.G11])" office:value-type="string" office:string-value="Reminder Type Code">
            <text:p>Reminder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Code specifying the type of the Reminder.</text:p>
          </table:table-cell>
          <table:table-cell/>
          <table:table-cell office:value-type="float" office:value="1027">
            <text:p>1027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3">
          <table:table-cell office:value-type="string">
            <text:p>ReminderSequenceNumeric</text:p>
          </table:table-cell>
          <table:table-cell office:value-type="string">
            <text:p>Reminder. Reminder Sequence. Numeric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Reminder</text:p>
          </table:table-cell>
          <table:table-cell office:value-type="string">
            <text:p>Sequence</text:p>
          </table:table-cell>
          <table:table-cell office:value-type="string">
            <text:p>Reminder Sequence</text:p>
          </table:table-cell>
          <table:table-cell office:value-type="string">
            <text:p>Numeric</text:p>
          </table:table-cell>
          <table:table-cell/>
          <table:table-cell office:value-type="string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sequence number of the current reminder. Specifies the number of reminders previously sent plus on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15"/>
          <table:table-cell table:style-name="ce3" table:number-columns-repeated="18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Reminder. Note. Text</text:p>
          </table:table-cell>
          <table:table-cell/>
          <table:table-cell office:value-type="string">
            <text:p>Remin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Free-form text applying to the Reminder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PointDate">
            <text:p>TaxPointDate</text:p>
          </table:table-cell>
          <table:table-cell office:value-type="string">
            <text:p>Reminder. Tax Point Date. Date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4]&lt;&gt;&quot;&quot;;CONCATENATE([.F14];&quot; &quot;;[.G14]);[.G14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date of the Reminder used to indicate the point at which tax becomes applicab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Reminder. Document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 + made mandatory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Reminder. Tax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currency used for tax amounts in the Reminder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Reminder. Pricing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currency used for prices in the Remin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Reminder. Payment_ Currency Code. Code</text:p>
          </table:table-cell>
          <table:table-cell table:style-name="ce4"/>
          <table:table-cell office:value-type="string">
            <text:p>Reminder</text:p>
          </table:table-cell>
          <table:table-cell table:style-name="ce4" office:value-type="string">
            <text:p>Payment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style-name="ce4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9" office:value-type="string">
            <text:p>The currency used for payment in the Reminder.</text:p>
          </table:table-cell>
          <table:table-cell table:style-name="ce4" table:number-columns-repeated="2"/>
          <table:table-cell table:style-name="ce41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1" table:number-columns-repeated="114"/>
          <table:table-cell table:style-name="ce4" table:number-columns-repeated="92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Reminder. Payment Alternative_ Currency Code. Code</text:p>
          </table:table-cell>
          <table:table-cell table:style-name="ce4"/>
          <table:table-cell office:value-type="string">
            <text:p>Reminder</text:p>
          </table:table-cell>
          <table:table-cell table:style-name="ce8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style-name="ce4" table:formula="oooc:=IF([.F19]&lt;&gt;&quot;&quot;;CONCATENATE([.F19];&quot; &quot;;[.G19]);[.G19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9]&lt;&gt;&quot;&quot;;CONCATENATE([.J19];&quot;_ &quot;;[.I19];&quot;. Type&quot;);CONCATENATE([.I19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9" office:value-type="string">
            <text:p>The alternative currency used for payment in the Reminder.</text:p>
          </table:table-cell>
          <table:table-cell table:style-name="ce4" table:number-columns-repeated="2"/>
          <table:table-cell table:style-name="ce41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1" table:number-columns-repeated="114"/>
          <table:table-cell table:style-name="ce4" table:number-columns-repeated="92"/>
          <table:table-cell table:style-name="ce7"/>
          <table:table-cell table:number-columns-repeated="18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Reminder. Accounting Cost Code. Code</text:p>
          </table:table-cell>
          <table:table-cell/>
          <table:table-cell office:value-type="string">
            <text:p>Reminder</text:p>
          </table:table-cell>
          <table:table-cell table:style-name="ce7"/>
          <table:table-cell table:style-name="ce7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0]&lt;&gt;&quot;&quot;;CONCATENATE([.F20];&quot; &quot;;[.G20]);[.G20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Buyer's accounting code applied to the Reminder as a who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Reminder. Accounting Cost. Text</text:p>
          </table:table-cell>
          <table:table-cell/>
          <table:table-cell office:value-type="string">
            <text:p>Reminder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21]&lt;&gt;&quot;&quot;;CONCATENATE([.F21];&quot; &quot;;[.G21]);[.G21])" office:value-type="string" office:string-value="Accounting Cost">
            <text:p>Accounting Cost</text:p>
          </table:table-cell>
          <table:table-cell table:style-name="ce7" office:value-type="string">
            <text:p>Text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Buyer's accounting code applied to the Reminder as a whole, expressed as text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minder. Line Count. Numeric</text:p>
          </table:table-cell>
          <table:table-cell/>
          <table:table-cell office:value-type="string">
            <text:p>Reminder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22]&lt;&gt;&quot;&quot;;CONCATENATE([.F22];&quot; &quot;;[.G22]);[.G22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The number of lines in the document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minderPeriod">
            <text:p>ReminderPeriod</text:p>
          </table:table-cell>
          <table:table-cell table:style-name="ce5" office:value-type="string">
            <text:p>Reminder. Reminder_ Period. Period</text:p>
          </table:table-cell>
          <table:table-cell table:style-name="ce9"/>
          <table:table-cell table:number-columns-repeated="2" table:style-name="ce9" office:value-type="string">
            <text:p>Reminder</text:p>
          </table:table-cell>
          <table:table-cell table:style-name="ce9"/>
          <table:table-cell table:style-name="ce9"/>
          <table:table-cell table:style-name="ce5" table:formula="oooc:=[.M23]" office:value-type="string" office:string-value="Period">
            <text:p>Period</text:p>
          </table:table-cell>
          <table:table-cell table:style-name="ce5" table:formula="oooc:=[.M23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eriod(s) to which the Reminder applies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Reminder. Additional_ Document Reference. Document Reference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ve reference to Additional Document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Reminder. Signatur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25]" office:value-type="string" office:string-value="Signature">
            <text:p>Signature</text:p>
          </table:table-cell>
          <table:table-cell table:style-name="ce5" table:formula="oooc:=[.M25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Signature.</text:p>
          </table:table-cell>
          <table:table-cell table:style-name="ce36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2" table:number-columns-repeated="114"/>
          <table:table-cell table:number-columns-repeated="110"/>
        </table:table-row>
        <table:table-row table:style-name="ro2">
          <table:table-cell table:style-name="ce5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Reminder. Accounting_ Supplier Party. Supplier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26]" office:value-type="string" office:string-value="Supplier Party">
            <text:p>Supplier Party</text:p>
          </table:table-cell>
          <table:table-cell table:style-name="ce5" table:formula="oooc:=[.M26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Accounting Supplier Party.</text:p>
          </table:table-cell>
          <table:table-cell table:style-name="ce36"/>
          <table:table-cell table:style-name="ce36" office:value-type="float" office:value="3029">
            <text:p>3029</text:p>
          </table:table-cell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Reminder. Accounting_ Customer Party. Customer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27]" office:value-type="string" office:string-value="Customer Party">
            <text:p>Customer Party</text:p>
          </table:table-cell>
          <table:table-cell table:style-name="ce5" table:formula="oooc:=[.M27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Accounting Customer Party.</text:p>
          </table:table-cell>
          <table:table-cell table:style-name="ce36"/>
          <table:table-cell table:style-name="ce36" office:value-type="float" office:value="3007">
            <text:p>3007</text:p>
          </table:table-cell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Reminder. Payee_ Party.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28]" office:value-type="string" office:string-value="Party">
            <text:p>Party</text:p>
          </table:table-cell>
          <table:table-cell table:style-name="ce5" table:formula="oooc:=[.M28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Payee.</text:p>
          </table:table-cell>
          <table:table-cell table:style-name="ce36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Reminder. Tax Representative_ Party. Party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29]" office:value-type="string" office:string-value="Party">
            <text:p>Party</text:p>
          </table:table-cell>
          <table:table-cell table:style-name="ce5" table:formula="oooc:=[.M29]" office:value-type="string" office:string-value="Party">
            <text:p>Party</text:p>
          </table:table-cell>
          <table:table-cell table:style-name="ce5" table:number-columns-repeated="3"/>
          <table:table-cell table:style-name="ce16" office:value-type="string">
            <text:p>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the Tax Representative.</text:p>
          </table:table-cell>
          <table:table-cell table:style-name="ce37" table:number-columns-repeated="2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37"/>
          <table:table-cell table:style-name="ce4" table:number-columns-repeated="205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Reminder. Payment Means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0]" office:value-type="string" office:string-value="Payment Means">
            <text:p>Payment Means</text:p>
          </table:table-cell>
          <table:table-cell table:style-name="ce5" table:formula="oooc:=[.M30]" office:value-type="string" office:string-value="Payment Means">
            <text:p>Payment Mean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Means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ayment Means.</text:p>
          </table:table-cell>
          <table:table-cell table:style-name="ce36"/>
          <table:table-cell table:style-name="ce38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Reminder. Payment Terms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1]" office:value-type="string" office:string-value="Payment Terms">
            <text:p>Payment Terms</text:p>
          </table:table-cell>
          <table:table-cell table:style-name="ce5" table:formula="oooc:=[.M31]" office:value-type="string" office:string-value="Payment Terms">
            <text:p>Payment Term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Terms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ayment Terms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Reminder. Prepaid_ Payment. Payment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16" office:value-type="string">
            <text:p>Payment</text:p>
          </table:table-cell>
          <table:table-cell table:style-name="ce5"/>
          <table:table-cell table:style-name="ce23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prepaid payment(s).</text:p>
          </table:table-cell>
          <table:table-cell table:style-name="ce37" table:number-columns-repeated="2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Reminder. Allowance Charg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3]" office:value-type="string" office:string-value="Allowance Charge">
            <text:p>Allowance Charge</text:p>
          </table:table-cell>
          <table:table-cell table:style-name="ce5" table:formula="oooc:=[.M33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Allowance Charg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Allowances and Charges that apply to the Reminder as a whole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Reminder. Tax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Tax Currency.</text:p>
          </table:table-cell>
          <table:table-cell table:style-name="ce36"/>
          <table:table-cell table:style-name="ce37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6"/>
          <table:table-cell table:number-columns-repeated="18"/>
        </table:table-row>
        <table:table-row table:style-name="ro3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Reminder. Pricing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ricing Currency.</text:p>
          </table:table-cell>
          <table:table-cell table:style-name="ce37" table:number-columns-repeated="2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6"/>
          <table:table-cell table:number-columns-repeated="18"/>
        </table:table-row>
        <table:table-row table:style-name="ro3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Reminder. Payment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ayment Currency.</text:p>
          </table:table-cell>
          <table:table-cell table:style-name="ce37" table:number-columns-repeated="2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style-name="ce7"/>
          <table:table-cell table:number-columns-repeated="18"/>
        </table:table-row>
        <table:table-row table:style-name="ro3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Reminder. Payment Alternative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ayment Alternative Currency.</text:p>
          </table:table-cell>
          <table:table-cell table:style-name="ce37" table:number-columns-repeated="2"/>
          <table:table-cell table:style-name="ce44" office:value-type="string">
            <text:p>2.0</text:p>
          </table:table-cell>
          <table:table-cell table:style-name="ce48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Reminder. Tax Total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8]" office:value-type="string" office:string-value="Tax Total">
            <text:p>Tax Total</text:p>
          </table:table-cell>
          <table:table-cell table:style-name="ce5" table:formula="oooc:=[.M38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ax Total for specific tax types/rates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3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Reminder. Legal_ Monetary Total. Monetary Total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Legal</text:p>
          </table:table-cell>
          <table:table-cell table:style-name="ce9"/>
          <table:table-cell table:style-name="ce9"/>
          <table:table-cell table:style-name="ce5" table:formula="oooc:=[.M39]" office:value-type="string" office:string-value="Monetary Total">
            <text:p>Monetary Total</text:p>
          </table:table-cell>
          <table:table-cell table:style-name="ce5" table:formula="oooc:=[.M39]" office:value-type="string" office:string-value="Monetary Total">
            <text:p>Monetary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Monetary Total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total amount payable on the Invoice, including Allowances, Charges, and Taxes.</text:p>
          </table:table-cell>
          <table:table-cell table:style-name="ce36"/>
          <table:table-cell table:style-name="ce36" office:value-type="float" office:value="5214">
            <text:p>5214</text:p>
          </table:table-cell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minderLine">
            <text:p>ReminderLine</text:p>
          </table:table-cell>
          <table:table-cell table:style-name="ce5" office:value-type="string">
            <text:p>Reminder. Reminder Lin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40]" office:value-type="string" office:string-value="Reminder Line">
            <text:p>Reminder Line</text:p>
          </table:table-cell>
          <table:table-cell table:style-name="ce5" table:formula="oooc:=[.M40]" office:value-type="string" office:string-value="Reminder Line">
            <text:p>Reminder Lin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Reminder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Reminder Line.</text:p>
          </table:table-cell>
          <table:table-cell table:style-name="ce36" table:number-columns-repeated="2"/>
          <table:table-cell table:style-name="ce43" office:value-type="string">
            <text:p>1.0</text:p>
          </table:table-cell>
          <table:table-cell table:style-name="ce38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17"/>
          <table:table-cell table:style-name="ce25"/>
          <table:table-cell table:style-name="ce17" office:value-type="string">
            <text:p>END</text:p>
          </table:table-cell>
          <table:table-cell table:style-name="ce33" table:number-columns-repeated="3"/>
          <table:table-cell table:style-name="ce45"/>
          <table:table-cell table:style-name="ce49"/>
          <table:table-cell table:style-name="ce33"/>
          <table:table-cell table:style-name="ce6" table:number-columns-repeated="10"/>
          <table:table-cell table:number-columns-repeated="224"/>
        </table:table-row>
        <table:table-row table:style-name="ro4" table:number-rows-repeated="6549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Reminder.$A$1" table:cell-range-address="$Reminder.$A$1:.$IV$1"/>
        <table:named-expression table:name="BuiltIn_AutoFilter___1" table:base-cell-address="$Reminder.$A$1" table:expression="&quot;$Invoice.$#REF!$#REF!:$#REF!$#REF!&quot;"/>
        <table:named-range table:name="Excel_BuiltIn_Print_Titles_1_1" table:base-cell-address="$Reminder.$A$1" table:cell-range-address="$Reminder.$A$2:.$ID$2"/>
        <table:named-expression table:name="Excel_BuiltIn_Print_Titles_1___0" table:base-cell-address="$Reminder.$A$1" table:expression="&quot;$Invoice.$#REF!$#REF!:$#REF!$#REF!&quot;"/>
        <table:named-range table:name="Excel_BuiltIn_Print_Area_1" table:base-cell-address="$Reminder.$A$1" table:cell-range-address="$Reminder.$A$2:.$AE$40" table:range-usable-as="print-range"/>
        <table:named-range table:name="Excel_BuiltIn_Print_Titles_1" table:base-cell-address="$Reminder.$A$1" table:cell-range-address="$Reminder.$A$2:.$IV$2" table:range-usable-as="repeat-column repeat-row"/>
      </table:named-expressions>
      <table:database-ranges>
        <table:database-range table:name="Excel_BuiltIn__FilterDatabase_1" table:target-range-address="Reminder.A1:Remin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nder" style:display-name="PageStyle_Remin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5:22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07"/>
  </office:meta>
</office:document-meta>
</file>